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Deadline&quot;" style:apply-style-name="Accent_20_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1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3" table:default-cell-style-name="ce1"/>
        <table:table-column table:style-name="co1" table:default-cell-style-name="ce12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raw 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witch to base_submission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eck return type: str → Verd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Implement BaseSubmission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Implement ExtendedSubmission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mplement Verdict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mplement Problem clas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1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. Supported protocols: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1 InOut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2 InCustomChecker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3 RandIntCustomChecker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4 LimitedWorkSpac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6:Sheet1.C16 Sheet1.C20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=&quot;Deadline&quot;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1:22:47.477181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5T12:09:33.891213688</dc:date>
    <meta:editing-duration>PT2H28M50S</meta:editing-duration>
    <meta:editing-cycles>29</meta:editing-cycles>
    <meta:generator>LibreOffice/7.3.1.3$Linux_X86_64 LibreOffice_project/30$Build-3</meta:generator>
    <meta:document-statistic meta:table-count="1" meta:cell-count="151" meta:object-count="0"/>
  </office:meta>
</office:document-meta>
</file>